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fo:break-before="column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1.254cm"/>
    </style:style>
    <style:style style:name="Table1.C" style:family="table-column">
      <style:table-column-properties style:column-width="3.552cm"/>
    </style:style>
    <style:style style:name="Table1.D" style:family="table-column">
      <style:table-column-properties style:column-width="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1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text-properties officeooo:paragraph-rsid="0049b970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2pt" style:font-size-asian="12pt" style:font-size-complex="12pt"/>
    </style:style>
    <style:style style:name="P43" style:family="paragraph" style:parent-style-name="Standard">
      <style:text-properties officeooo:paragraph-rsid="0049b970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07cm" officeooo:paragraph-rsid="0049b970" style:font-size-asian="10pt" style:font-name-complex="Lucida Sans" style:font-size-complex="10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P5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48fc3" style:font-size-asian="10pt" style:font-name-complex="Lucida Sans" style:font-size-complex="10pt"/>
    </style:style>
    <style:style style:name="P59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94c87b" style:font-size-asian="10pt" style:font-name-complex="Lucida Sans" style:font-size-complex="10pt"/>
    </style:style>
    <style:style style:name="P60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61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fo:font-size="6pt" officeooo:rsid="002568f2" style:font-size-asian="6pt" style:font-size-complex="6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2">
          <table:table-cell table:style-name="Table1.A2" office:value-type="string">
            <text:p text:style-name="P58"><text:text-input text:description="&lt;formatLang(line.product_uom_qty)&gt;">25,45</text:text-input></text:p>
          </table:table-cell>
          <table:table-cell table:style-name="Table1.A2" office:value-type="string">
            <text:p text:style-name="P54"><text:placeholder text:placeholder-type="text">&lt;line.name&gt;</text:placeholder></text:p>
          </table:table-cell>
          <table:table-cell table:style-name="Table1.A2" office:value-type="string">
            <text:p text:style-name="P59"><text:text-input text:description="&lt;formatLang(line.printed_price_unit*1.21)&gt;">9.999,50</text:text-input></text:p>
          </table:table-cell>
          <table:table-cell table:style-name="Table1.A2" office:value-type="string">
            <text:p text:style-name="P60"><text:text-input text:description="&lt;formatLang(line.printed_price_subtotal*1.21)&gt;">99.999,50</text:text-input></text:p>
          </table:table-cell>
        </table:table-row>
        <table:table-row table:style-name="Table1.3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<text:text-input text:description="&lt;/for&gt;">End For</text:text-input>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2cm"/>
    </style:style>
    <style:style style:name="Tabla2.B" style:family="table-column">
      <style:table-column-properties style:column-width="11.248cm"/>
    </style:style>
    <style:style style:name="Tabla2.C" style:family="table-column">
      <style:table-column-properties style:column-width="3.542cm"/>
    </style:style>
    <style:style style:name="Tabla2.D" style:family="table-column">
      <style:table-column-properties style:column-width="2.01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6pt" officeooo:rsid="002568f2" style:font-size-asian="6pt" style:font-size-complex="6pt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01cm" draw:z-index="0"><draw:text-box fo:min-height="2.103cm" fo:min-width="5.784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30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6">Cantidad</text:p>
            </table:table-cell>
            <table:table-cell table:style-name="Tabla2.A1" office:value-type="string">
              <text:p text:style-name="MP37">Descripción</text:p>
            </table:table-cell>
            <table:table-cell table:style-name="Tabla2.C1" office:value-type="string">
              <text:p text:style-name="MP38">P. Unitario</text:p>
            </table:table-cell>
            <table:table-cell table:style-name="Tabla2.D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2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3"/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5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/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4T18:11:28.731655315</dc:date>
    <meta:editing-duration>P1DT22H23M17S</meta:editing-duration>
    <meta:editing-cycles>374</meta:editing-cycles>
    <meta:generator>LibreOffice/4.4.6.3$Linux_X86_64 LibreOffice_project/40m0$Build-3</meta:generator>
    <meta:document-statistic meta:table-count="6" meta:image-count="0" meta:object-count="0" meta:page-count="1" meta:paragraph-count="49" meta:word-count="226" meta:character-count="1454" meta:non-whitespace-character-count="1388"/>
  </office:meta>
</office:document-meta>
</file>